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3188in" table:align="left"/>
    </style:style>
    <style:style style:name="Table1.A" style:family="table-column">
      <style:table-column-properties style:column-width="1.1701in"/>
    </style:style>
    <style:style style:name="Table1.B" style:family="table-column">
      <style:table-column-properties style:column-width="0.6931in"/>
    </style:style>
    <style:style style:name="Table1.C" style:family="table-column">
      <style:table-column-properties style:column-width="1.5792in"/>
    </style:style>
    <style:style style:name="Table1.D" style:family="table-column">
      <style:table-column-properties style:column-width="3.8764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 style:family="table">
      <style:table-properties style:width="7.3188in" table:align="left"/>
    </style:style>
    <style:style style:name="Table2.A" style:family="table-column">
      <style:table-column-properties style:column-width="2.0236in"/>
    </style:style>
    <style:style style:name="Table2.B" style:family="table-column">
      <style:table-column-properties style:column-width="0.7424in"/>
    </style:style>
    <style:style style:name="Table2.C" style:family="table-column">
      <style:table-column-properties style:column-width="1.7542in"/>
    </style:style>
    <style:style style:name="Table2.D" style:family="table-column">
      <style:table-column-properties style:column-width="2.7986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3" style:family="table">
      <style:table-properties style:width="7.3188in" table:align="left"/>
    </style:style>
    <style:style style:name="Table3.A" style:family="table-column">
      <style:table-column-properties style:column-width="1.9868in"/>
    </style:style>
    <style:style style:name="Table3.B" style:family="table-column">
      <style:table-column-properties style:column-width="0.7347in"/>
    </style:style>
    <style:style style:name="Table3.C" style:family="table-column">
      <style:table-column-properties style:column-width="1.7278in"/>
    </style:style>
    <style:style style:name="Table3.D" style:family="table-column">
      <style:table-column-properties style:column-width="2.8694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3.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3.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3.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3.A8"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8"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Table_20_Contents">
      <style:text-properties fo:font-size="2pt" style:font-size-asian="2pt" style:font-size-complex="2pt"/>
    </style:style>
    <style:style style:name="P2" style:family="paragraph" style:parent-style-name="Heading_20_1" style:master-page-name="HTML">
      <style:paragraph-properties style:page-number="auto"/>
    </style:style>
    <style:style style:name="T1" style:family="text">
      <style:text-properties fo:font-style="italic"/>
    </style:style>
    <style:style style:name="T2" style:family="text">
      <style:text-properties officeooo:rsid="000380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80F/580F: Parallel <text:span text:style-name="T1">k</text:span>-NN</text:p>
      <text:h text:style-name="Heading_20_3" text:outline-level="3">Due February 23rd, 11:59 PM.</text:h>
      <text:p text:style-name="Text_20_body"><text:span text:style-name="T1">(This document was last modified on Tuesday, February 13, 2018 at 08:57:00 PM.)</text:span> </text:p>
      <text:p text:style-name="Horizontal_20_Line"/>
      <text:p text:style-name="Text_20_body">The topic of the assignment is implement a parallel <text:span text:style-name="T1">k</text:span>-NN program. The method of parallelization should be threads. You may use C++ (recommended) or C, or any mix of the two. Other languages may be allowed. If you are interested, you may contact the instructor. </text:p>
      <text:p text:style-name="Text_20_body">The <text:span text:style-name="T1">k</text:span>-NN problem is to find the <text:span text:style-name="T1">k</text:span> nearest neighbors of a given query point. When used in data science, the assumption is that the neighbors of a point will have similar characteristics to the query point. For example, suppose you are trying to predict the favorite movie of a person. It would be reasonable to assume that if Joe is similar to Mary in other ways, they might have the same favorite movie. </text:p>
      <text:p text:style-name="Text_20_body">The <text:span text:style-name="T1">k</text:span>-NN problem is commonly solved using <text:span text:style-name="T1">k</text:span>-d trees. A <text:span text:style-name="T1">k</text:span>-d tree is like a binary search tree, except that each node represents a split along a different dimension. That is, each node corresponds to a particular dimension, and the split is along that dimension. Thus, each node can be thought of as representing a hyperplane. Data points to the negative side of the hyperplane are in the left subtree, while data points to the positive side of the hyperplane are in the right subtree. The dimensions typically alternate in a round-robin fashion as the depth increases. Thus, the root node (zeroeth level) might split along the <text:span text:style-name="T1">x</text:span> dimension, first level nodes along the <text:span text:style-name="T1">y</text:span> dimension, second level nodes along the <text:span text:style-name="T1">z</text:span> dimension, third level nodes along the <text:span text:style-name="T1">x</text:span> dimension, etc. </text:p>
      <text:p text:style-name="Text_20_body">As with binary search trees, balance is an issue. If the tree is unbalanced, search times will increase. <text:span text:style-name="T1">k</text:span>-d trees can be balanced by choosing the median point (in the appropriate dimension) as the split value. The median point can be found exactly by sorting the points, or can be approximated by randomly choosing a subset of the points and sorting those. </text:p>
      <text:p text:style-name="Text_20_body">Searching a <text:span text:style-name="T1">k</text:span>-d tree is relatively straightforward. Given a query point, the tree is first descended as if inserting the point. Once a leaf node is reached, the tree is followed upward. At each node, the distance to the hyperplane is compared against the current nearest neighbors. If needed, the other branch is then descended. </text:p>
      <text:h text:style-name="Heading_20_3" text:outline-level="3">Requirements</text:h>
      <text:p text:style-name="Text_20_body">The program take four arguments on the command line. </text:p>
      <text:p text:style-name="Quotations"><text:span text:style-name="Source_20_Text">./k-nn </text:span><text:span text:style-name="Source_20_Text"><text:span text:style-name="Variable">n_cores</text:span></text:span><text:span text:style-name="Source_20_Text"> </text:span><text:span text:style-name="Source_20_Text"><text:span text:style-name="Variable">training_file</text:span></text:span><text:span text:style-name="Source_20_Text"> </text:span><text:span text:style-name="Source_20_Text"><text:span text:style-name="Variable">query_file</text:span></text:span><text:span text:style-name="Source_20_Text"> </text:span><text:span text:style-name="Source_20_Text"><text:span text:style-name="Variable">result_file</text:span></text:span> </text:p>
      <text:p text:style-name="Text_20_body">The number of cores is that have been allocated for this execution is given by <text:span text:style-name="Variable">n_cores</text:span>. You may use this to better determine how many threads to create. (You can also query this programmatically by calling <text:span text:style-name="Source_20_Text">sched_getaffinity()</text:span>. The training points are given in <text:span text:style-name="Variable">training_file</text:span>. The queries are given in <text:span text:style-name="Variable">query_file</text:span>. The results should be written to <text:span text:style-name="Variable">result_file</text:span>. To prevent overwriting an important file, you may wish to confirm that it does not already exist. To minimize I/O processing time, the files are in binary (native byte order). </text:p>
      <text:h text:style-name="Heading_20_4" text:outline-level="4">Training File Format</text:h>
      <text:p text:style-name="Text_20_body">The header of the training file is as below. </text:p>
      <table:table table:name="Table1" table:style-name="Table1">
        <table:table-column table:style-name="Table1.A"/>
        <table:table-column table:style-name="Table1.B"/>
        <table:table-column table:style-name="Table1.C"/>
        <table:table-column table:style-name="Table1.D"/>
        <table:table-header-rows>
          <text:soft-page-break/>
          <table:table-row>
            <table:table-cell table:style-name="Table1.A1" office:value-type="string">
              <text:p text:style-name="Table_20_Heading">Field </text:p>
            </table:table-cell>
            <table:table-cell table:style-name="Table1.B1" office:value-type="string">
              <text:p text:style-name="Table_20_Heading">Size in Bytes </text:p>
            </table:table-cell>
            <table:table-cell table:style-name="Table1.B1" office:value-type="string">
              <text:p text:style-name="Table_20_Heading">Data Type </text:p>
            </table:table-cell>
            <table:table-cell table:style-name="Table1.B1" office:value-type="string">
              <text:p text:style-name="Table_20_Heading">Notes </text:p>
            </table:table-cell>
          </table:table-row>
        </table:table-header-rows>
        <table:table-row>
          <table:table-cell table:style-name="Table1.A2" office:value-type="string">
            <text:p text:style-name="Table_20_Contents">File type string </text:p>
          </table:table-cell>
          <table:table-cell table:style-name="Table1.B2" office:value-type="string">
            <text:p text:style-name="Table_20_Contents">8 </text:p>
          </table:table-cell>
          <table:table-cell table:style-name="Table1.B2" office:value-type="string">
            <text:p text:style-name="Table_20_Contents">Array of chars, padded out with zeroes </text:p>
          </table:table-cell>
          <table:table-cell table:style-name="Table1.B2" office:value-type="string">
            <text:p text:style-name="Table_20_Contents">The type string for training files is <text:span text:style-name="Source_20_Text">"TRAINING"</text:span>. This is exactly 8 chars, so there is no 0 byte at the end. </text:p>
          </table:table-cell>
        </table:table-row>
        <table:table-row>
          <table:table-cell table:style-name="Table1.A2" office:value-type="string">
            <text:p text:style-name="Table_20_Contents">Training file ID </text:p>
          </table:table-cell>
          <table:table-cell table:style-name="Table1.B2" office:value-type="string">
            <text:p text:style-name="Table_20_Contents">8 </text:p>
          </table:table-cell>
          <table:table-cell table:style-name="Table1.B2" office:value-type="string">
            <text:p text:style-name="Table_20_Contents">Unsigned, 64-bit integer </text:p>
          </table:table-cell>
          <table:table-cell table:style-name="Table1.B2" office:value-type="string">
            <text:p text:style-name="Table_20_Contents">A randomly-generated number that can be used to uniquely identify files. </text:p>
          </table:table-cell>
        </table:table-row>
        <table:table-row>
          <table:table-cell table:style-name="Table1.A2" office:value-type="string">
            <text:p text:style-name="Table_20_Contents">Number of points </text:p>
          </table:table-cell>
          <table:table-cell table:style-name="Table1.B2" office:value-type="string">
            <text:p text:style-name="Table_20_Contents">8 </text:p>
          </table:table-cell>
          <table:table-cell table:style-name="Table1.B2" office:value-type="string">
            <text:p text:style-name="Table_20_Contents">Unsigned, 64-bit integer </text:p>
          </table:table-cell>
          <table:table-cell table:style-name="Table1.B2" office:value-type="string">
            <text:p text:style-name="P1"/>
          </table:table-cell>
        </table:table-row>
        <table:table-row>
          <table:table-cell table:style-name="Table1.A5" office:value-type="string">
            <text:p text:style-name="Table_20_Contents">Number of dimensions </text:p>
          </table:table-cell>
          <table:table-cell table:style-name="Table1.B5" office:value-type="string">
            <text:p text:style-name="Table_20_Contents">8 </text:p>
          </table:table-cell>
          <table:table-cell table:style-name="Table1.B5" office:value-type="string">
            <text:p text:style-name="Table_20_Contents">Unsigned 64-bit integer </text:p>
          </table:table-cell>
          <table:table-cell table:style-name="Table1.B5" office:value-type="string">
            <text:p text:style-name="P1"/>
          </table:table-cell>
        </table:table-row>
      </table:table>
      <text:p text:style-name="Text_20_body">After the header are the points, given as a sequence of 32-bit floating-point numbers. </text:p>
      <text:p text:style-name="Text_20_body">The training file ID is a opaque, unique ID. It purpose is to help correlate training files with result files. </text:p>
      <text:h text:style-name="Heading_20_4" text:outline-level="4">Query File Format</text:h>
      <text:p text:style-name="Text_20_body">The header of the query file i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Field </text:p>
            </table:table-cell>
            <table:table-cell table:style-name="Table2.B1" office:value-type="string">
              <text:p text:style-name="Table_20_Heading">Size in Bytes </text:p>
            </table:table-cell>
            <table:table-cell table:style-name="Table2.B1" office:value-type="string">
              <text:p text:style-name="Table_20_Heading">Data Type </text:p>
            </table:table-cell>
            <table:table-cell table:style-name="Table2.B1" office:value-type="string">
              <text:p text:style-name="Table_20_Heading">Notes </text:p>
            </table:table-cell>
          </table:table-row>
        </table:table-header-rows>
        <table:table-row>
          <table:table-cell table:style-name="Table2.A2" office:value-type="string">
            <text:p text:style-name="Table_20_Contents">File type string </text:p>
          </table:table-cell>
          <table:table-cell table:style-name="Table2.B2" office:value-type="string">
            <text:p text:style-name="Table_20_Contents">8 </text:p>
          </table:table-cell>
          <table:table-cell table:style-name="Table2.B2" office:value-type="string">
            <text:p text:style-name="Table_20_Contents">Array of chars, padded out with zeroes </text:p>
          </table:table-cell>
          <table:table-cell table:style-name="Table2.B2" office:value-type="string">
            <text:p text:style-name="Table_20_Contents">The type string for query files is <text:span text:style-name="Source_20_Text">"QUERY"</text:span>. </text:p>
          </table:table-cell>
        </table:table-row>
        <table:table-row>
          <table:table-cell table:style-name="Table2.A2" office:value-type="string">
            <text:p text:style-name="Table_20_Contents">Query file ID </text:p>
          </table:table-cell>
          <table:table-cell table:style-name="Table2.B2" office:value-type="string">
            <text:p text:style-name="Table_20_Contents">8 </text:p>
          </table:table-cell>
          <table:table-cell table:style-name="Table2.B2" office:value-type="string">
            <text:p text:style-name="Table_20_Contents">Unsigned, 64-bit integer </text:p>
          </table:table-cell>
          <table:table-cell table:style-name="Table2.B2" office:value-type="string">
            <text:p text:style-name="Table_20_Contents">A randomly-generated number that uniquely identifies files. </text:p>
          </table:table-cell>
        </table:table-row>
        <table:table-row>
          <table:table-cell table:style-name="Table2.A2" office:value-type="string">
            <text:p text:style-name="Table_20_Contents">Number of queries </text:p>
          </table:table-cell>
          <table:table-cell table:style-name="Table2.B2" office:value-type="string">
            <text:p text:style-name="Table_20_Contents">8 </text:p>
          </table:table-cell>
          <table:table-cell table:style-name="Table2.B2" office:value-type="string">
            <text:p text:style-name="Table_20_Contents">Unsigned, 64-bit integer </text:p>
          </table:table-cell>
          <table:table-cell table:style-name="Table2.B2" office:value-type="string">
            <text:p text:style-name="P1"/>
          </table:table-cell>
        </table:table-row>
        <table:table-row>
          <table:table-cell table:style-name="Table2.A2" office:value-type="string">
            <text:p text:style-name="Table_20_Contents">Number of dimensions </text:p>
          </table:table-cell>
          <table:table-cell table:style-name="Table2.B2" office:value-type="string">
            <text:p text:style-name="Table_20_Contents">8 </text:p>
          </table:table-cell>
          <table:table-cell table:style-name="Table2.B2" office:value-type="string">
            <text:p text:style-name="Table_20_Contents">Unsigned 64-bit integer </text:p>
          </table:table-cell>
          <table:table-cell table:style-name="Table2.B2" office:value-type="string">
            <text:p text:style-name="P1"/>
          </table:table-cell>
        </table:table-row>
        <table:table-row>
          <table:table-cell table:style-name="Table2.A6" office:value-type="string">
            <text:p text:style-name="Table_20_Contents">Number of neighbors to return for each query </text:p>
          </table:table-cell>
          <table:table-cell table:style-name="Table2.B6" office:value-type="string">
            <text:p text:style-name="Table_20_Contents">8 </text:p>
          </table:table-cell>
          <table:table-cell table:style-name="Table2.B6" office:value-type="string">
            <text:p text:style-name="Table_20_Contents">Unsigned 64-bit integer </text:p>
          </table:table-cell>
          <table:table-cell table:style-name="Table2.B6" office:value-type="string">
            <text:p text:style-name="P1"/>
          </table:table-cell>
        </table:table-row>
      </table:table>
      <text:p text:style-name="Text_20_body">After the header are the queries, given as a sequence of 32-bit floating-point numbers. </text:p>
      <text:p text:style-name="Text_20_body">The query file ID is a opaque, unique ID. It purpose is to help correlate query files with result files. </text:p>
      <text:h text:style-name="Heading_20_4" text:outline-level="4">Results File Format</text:h>
      <text:p text:style-name="Text_20_body">The header of the results file is: </text:p>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Table_20_Heading">Field </text:p>
            </table:table-cell>
            <table:table-cell table:style-name="Table3.B1" office:value-type="string">
              <text:p text:style-name="Table_20_Heading">Size in Bytes </text:p>
            </table:table-cell>
            <table:table-cell table:style-name="Table3.B1" office:value-type="string">
              <text:p text:style-name="Table_20_Heading">Data Type </text:p>
            </table:table-cell>
            <table:table-cell table:style-name="Table3.B1" office:value-type="string">
              <text:p text:style-name="Table_20_Heading">Notes </text:p>
            </table:table-cell>
          </table:table-row>
        </table:table-header-rows>
        <table:table-row>
          <table:table-cell table:style-name="Table3.A2" office:value-type="string">
            <text:p text:style-name="Table_20_Contents">File type string </text:p>
          </table:table-cell>
          <table:table-cell table:style-name="Table3.B2" office:value-type="string">
            <text:p text:style-name="Table_20_Contents">8 </text:p>
          </table:table-cell>
          <table:table-cell table:style-name="Table3.B2" office:value-type="string">
            <text:p text:style-name="Table_20_Contents">Array of chars, padded out with zeroes </text:p>
          </table:table-cell>
          <table:table-cell table:style-name="Table3.B2" office:value-type="string">
            <text:p text:style-name="Table_20_Contents">The type string for query files is "<text:span text:style-name="Source_20_Text">RESULT</text:span>". </text:p>
          </table:table-cell>
        </table:table-row>
        <table:table-row>
          <table:table-cell table:style-name="Table3.A2" office:value-type="string">
            <text:p text:style-name="Table_20_Contents">Training file ID </text:p>
          </table:table-cell>
          <table:table-cell table:style-name="Table3.B2" office:value-type="string">
            <text:p text:style-name="Table_20_Contents">8 </text:p>
          </table:table-cell>
          <table:table-cell table:style-name="Table3.B2" office:value-type="string">
            <text:p text:style-name="Table_20_Contents">Unsigned, 64-bit integer </text:p>
          </table:table-cell>
          <table:table-cell table:style-name="Table3.B2" office:value-type="string">
            <text:p text:style-name="Table_20_Contents">The ID of the training file used to generate this results file. </text:p>
          </table:table-cell>
        </table:table-row>
        <table:table-row>
          <table:table-cell table:style-name="Table3.A2" office:value-type="string">
            <text:p text:style-name="Table_20_Contents">Query file ID </text:p>
          </table:table-cell>
          <table:table-cell table:style-name="Table3.B2" office:value-type="string">
            <text:p text:style-name="Table_20_Contents">8 </text:p>
          </table:table-cell>
          <table:table-cell table:style-name="Table3.B2" office:value-type="string">
            <text:p text:style-name="Table_20_Contents">Unsigned, 64-bit integer </text:p>
          </table:table-cell>
          <table:table-cell table:style-name="Table3.B2" office:value-type="string">
            <text:p text:style-name="Table_20_Contents">The ID of the query file used to generate this results file. </text:p>
          </table:table-cell>
        </table:table-row>
        <table:table-row>
          <table:table-cell table:style-name="Table3.A2" office:value-type="string">
            <text:p text:style-name="Table_20_Contents">Result file ID </text:p>
          </table:table-cell>
          <table:table-cell table:style-name="Table3.B2" office:value-type="string">
            <text:p text:style-name="Table_20_Contents">8 </text:p>
          </table:table-cell>
          <table:table-cell table:style-name="Table3.B2" office:value-type="string">
            <text:p text:style-name="Table_20_Contents">Unsigned, 64-bit integer </text:p>
          </table:table-cell>
          <table:table-cell table:style-name="Table3.B2" office:value-type="string">
            <text:p text:style-name="Table_20_Contents">A randomly-generated number that uniquely identifies this file. </text:p>
          </table:table-cell>
        </table:table-row>
        <table:table-row>
          <table:table-cell table:style-name="Table3.A2" office:value-type="string">
            <text:p text:style-name="Table_20_Contents">Number of queries </text:p>
          </table:table-cell>
          <table:table-cell table:style-name="Table3.B2" office:value-type="string">
            <text:p text:style-name="Table_20_Contents">8 </text:p>
          </table:table-cell>
          <table:table-cell table:style-name="Table3.B2" office:value-type="string">
            <text:p text:style-name="Table_20_Contents">Unsigned, 64-bit integer </text:p>
          </table:table-cell>
          <table:table-cell table:style-name="Table3.B2" office:value-type="string">
            <text:p text:style-name="P1"/>
          </table:table-cell>
        </table:table-row>
        <table:table-row>
          <table:table-cell table:style-name="Table3.A2" office:value-type="string">
            <text:p text:style-name="Table_20_Contents">Number of dimensions </text:p>
          </table:table-cell>
          <table:table-cell table:style-name="Table3.B2" office:value-type="string">
            <text:p text:style-name="Table_20_Contents">8 </text:p>
          </table:table-cell>
          <table:table-cell table:style-name="Table3.B2" office:value-type="string">
            <text:p text:style-name="Table_20_Contents">Unsigned 64-bit integer </text:p>
          </table:table-cell>
          <table:table-cell table:style-name="Table3.B2" office:value-type="string">
            <text:p text:style-name="P1"/>
          </table:table-cell>
        </table:table-row>
        <table:table-row>
          <table:table-cell table:style-name="Table3.A8" office:value-type="string">
            <text:p text:style-name="Table_20_Contents">Number of neighbors returned for each query </text:p>
          </table:table-cell>
          <table:table-cell table:style-name="Table3.B8" office:value-type="string">
            <text:p text:style-name="Table_20_Contents">8 </text:p>
          </table:table-cell>
          <table:table-cell table:style-name="Table3.B8" office:value-type="string">
            <text:p text:style-name="Table_20_Contents">Unsigned 64-bit integer </text:p>
          </table:table-cell>
          <table:table-cell table:style-name="Table3.B8" office:value-type="string">
            <text:p text:style-name="P1"/>
          </table:table-cell>
        </table:table-row>
      </table:table>
      <text:p text:style-name="Text_20_body">After the header are the results, given as a sequence of 32-bit floating-point numbers. </text:p>
      <text:p text:style-name="Text_20_body">The training file ID must match the ID given in the training file. The query file ID must match the ID given in the query file. The result file ID will be generated by your program. Generate a random number by reading from <text:span text:style-name="Source_20_Text">/dev/urandom</text:span>. </text:p>
      <text:h text:style-name="Heading_20_4" text:outline-level="4">Timing Outputs</text:h>
      <text:p text:style-name="Text_20_body">The program must print the total time (wall clock) to build the tree and the total time to execute the queries. </text:p>
      <text:h text:style-name="Heading_20_4" text:outline-level="4">Sample Code</text:h>
      <text:p text:style-name="Text_20_body"><text:a xlink:type="simple" xlink:href="http://www.cs.binghamton.edu/~kchiu/cs580f/prog/1/bst_test.tar.gz" text:style-name="Internet_20_link" text:visited-style-name="Visited_20_Internet_20_Link">Here</text:a><text:span text:style-name="T2">(http://www.cs.binghamton.edu/~kchiu/cs580f/prog/1/bst_test.tar.gz)</text:span> is a sample code that you can use to get a sense of the scale that you should be aiming for. It is a program that will create a file of random doubles, and another program that will read them in and put them in a BST. With 20,000,000 doubls, it takes about 25 seconds and less than 1 GB of memory. The sample code also shows how you can use <text:span text:style-name="Source_20_Text">mmap()</text:span> to simplify your code. </text:p>
      <text:h text:style-name="Heading_20_4" text:outline-level="4">Extra Credit (50 points)</text:h>
      <text:p text:style-name="Text_20_body">For extra credit, also use parallelization to improve the speed of single queries. For that, you must read the query from a named pip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svg:font-family="time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ariable" style:family="text">
      <style:text-properties style:font-name="times" fo:font-family="times" fo:font-style="italic" style:font-name-asian="times" style:font-family-asian="times" style:font-style-asian="italic" style:font-name-complex="times" style:font-family-complex="times"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 480F/580F: Parallel k-NN</dc:title>
    <dc:date>2019-01-17T12:53:29.651005334</dc:date>
    <meta:editing-duration>PT6M13S</meta:editing-duration>
    <meta:editing-cycles>1</meta:editing-cycles>
    <meta:document-statistic meta:table-count="3" meta:image-count="0" meta:object-count="0" meta:page-count="3" meta:paragraph-count="98" meta:word-count="1021" meta:character-count="5961" meta:non-whitespace-character-count="4949"/>
    <meta:generator>LibreOffice/6.0.7.3$Linux_X86_64 LibreOffice_project/00m0$Build-3</meta:generator>
  </office:meta>
</office:document-meta>
</file>